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\uC740 \uAD81\uC11C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663ce7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dd11aa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79.57mm" svg:y="26.58mm"/>
    </style:style>
    <style:style style:family="text" style:name="a2966f5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ff647a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3.42mm" svg:y="32.93mm"/>
    </style:style>
    <style:style style:family="text" style:name="a4caf60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1cb6b9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81.4mm" svg:y="32.63mm"/>
    </style:style>
    <style:style style:family="text" style:name="a84e78e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8cd02c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33.79mm" svg:y="26.28mm"/>
    </style:style>
    <style:style style:family="text" style:name="ab0afe4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62e42d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91.79mm" svg:y="100.68mm"/>
    </style:style>
    <style:style style:family="text" style:name="a9fe800">
      <style:text-properties fo:country="GB" fo:font-size="11.0pt" fo:language="en" style:font-name="Verdana" style:font-name-asian="Times New Roman" style:font-name-complex="Verdana" style:font-size-asian="11.0pt" style:use-window-font-color="true"/>
    </style:style>
    <style:style style:family="graphic" style:name="a23de99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31.27mm" svg:y="107.05mm"/>
    </style:style>
    <style:style style:family="text" style:name="a6224a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ad78550">
      <style:paragraph-properties fo:text-align="center"/>
      <style:text-properties/>
    </style:style>
    <style:style style:family="graphic" style:name="a546a97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83.78mm" svg:y="107.91mm"/>
    </style:style>
    <style:style style:family="graphic" style:name="a069b88" style:parent-style-name="default">
      <style:graphic-properties draw:fill="solid" draw:fill-color="#ffffff" fo:padding-bottom="2.29mm" fo:padding-left="4.41mm" fo:padding-right="4.41mm" fo:padding-top="2.29mm" svg:x="80.63mm" svg:y="95.21mm"/>
    </style:style>
    <style:style style:family="graphic" style:name="ae5d409" style:parent-style-name="default">
      <style:graphic-properties draw:fill="solid" draw:fill-color="#ffffff" fo:padding-bottom="2.29mm" fo:padding-left="4.41mm" fo:padding-right="4.41mm" fo:padding-top="2.29mm" svg:x="0.09mm" svg:y="29.51mm"/>
    </style:style>
    <style:style style:family="graphic" style:name="ae2f932" style:parent-style-name="default">
      <style:graphic-properties draw:fill="solid" draw:fill-color="#ffffff" fo:padding-bottom="2.29mm" fo:padding-left="4.41mm" fo:padding-right="4.41mm" fo:padding-top="2.29mm" svg:x="128.18mm" svg:y="24.18mm"/>
    </style:style>
    <style:style style:family="graphic" style:name="ace3b56" style:parent-style-name="default">
      <style:graphic-properties draw:fill="solid" draw:fill-color="#ffffff" fo:padding-bottom="2.29mm" fo:padding-left="4.41mm" fo:padding-right="4.41mm" fo:padding-top="2.29mm" svg:x="122.85mm" svg:y="105.2mm"/>
    </style:style>
    <style:style style:family="graphic" style:name="aab7a56" style:parent-style-name="default">
      <style:graphic-properties draw:fill="solid" draw:fill-color="#ffffff" fo:padding-bottom="2.29mm" fo:padding-left="4.41mm" fo:padding-right="4.41mm" fo:padding-top="2.29mm"/>
    </style:style>
    <style:style style:family="graphic" style:name="a50c298" style:parent-style-name="default">
      <style:graphic-properties style:horizontal-pos="from-left" style:horizontal-rel="char" style:vertical-pos="from-top" style:wrap="run-through" style:wrap-contour="false" svg:x="0.09mm" svg:y="24.18mm"/>
    </style:style>
    <style:style style:family="graphic" style:name="a520718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2.33mm" svg:y="-19.51mm"/>
    </style:style>
    <style:style style:family="graphic" style:name="a415cea" style:parent-style-name="default">
      <style:graphic-properties draw:fill="solid" draw:fill-color="#969696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255.27mm" svg:y="1.52mm"/>
    </style:style>
    <style:style style:family="graphic" style:name="a9efec5" style:parent-style-name="default">
      <style:graphic-properties draw:fill="solid" draw:fill-color="#969696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-20.96mm" svg:y="1.52mm"/>
    </style:style>
    <style:style style:family="paragraph" style:name="a4f9464" style:parent-style-name="Standard">
      <style:paragraph-properties fo:line-height="150%" fo:margin-left="6.35mm" fo:margin-right="0.0mm" fo:text-indent="0.0mm"/>
    </style:style>
    <style:style style:family="paragraph" style:name="a104530" style:parent-style-name="Standard">
      <style:paragraph-properties fo:line-height="150%" fo:margin-left="6.35mm" fo:margin-right="0.0mm" fo:text-indent="0.0mm"/>
    </style:style>
    <style:style style:family="paragraph" style:list-style-name="WW8Num1" style:name="a8ceb5e" style:parent-style-name="Standard">
      <style:paragraph-properties fo:line-height="150%"/>
      <style:text-properties style:font-name="Verdana" style:font-name-complex="Verdana"/>
    </style:style>
    <style:style style:family="graphic" style:name="abc531d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run-through" style:wrap-contour="false" svg:x="4.78mm" svg:y="72.9mm"/>
    </style:style>
    <style:style style:family="graphic" style:name="a09a6cc" style:parent-style-name="Frame">
      <style:graphic-properties fo:background-color="#ffffff" fo:border-bottom="none" fo:border-left="none" fo:border-right="none" fo:border-top="none" fo:margin-left="3.19mm" fo:margin-right="3.19mm" fo:padding-bottom="1.29mm" fo:padding-left="2.56mm" fo:padding-right="2.56mm" fo:padding-top="1.29mm" style:horizontal-pos="from-left" style:horizontal-rel="paragraph" style:vertical-pos="from-top" style:vertical-rel="paragraph" style:wrap="run-through" style:wrap-contour="false" svg:y="187.33mm"/>
    </style:style>
    <text:list-style style:name="WW8Num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49mm" fo:text-indent="-7.14mm" text:label-followed-by="listtab" text:list-tab-stop-position="13.4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style:style style:family="graphic" style:name="ab595cf" style:parent-style-name="default">
      <style:graphic-properties style:horizontal-pos="from-left" style:horizontal-rel="char" style:vertical-pos="from-top" style:wrap="run-through" style:wrap-contour="false" svg:x="0.09mm" svg:y="24.18mm"/>
      <style:text-properties fo:country="none" fo:language="zxx" style:country-asian="none" style:country-complex="none" style:language-asian="zxx"/>
    </style:style>
  </office:automatic-styles>
  <office:body>
    <office:text>
      <text:p text:style-name="Standard"><draw:frame draw:style-name="a09a6cc" draw:z-index="5" svg:height="9.53mm" svg:width="269.88mm" svg:y="187.33mm" text:anchor-type="paragraph"><draw:text-box><text:p text:style-name="Standard"/></draw:text-box></draw:frame><draw:frame draw:style-name="abc531d" draw:z-index="4" svg:height="101.85mm" svg:width="66.92mm" svg:x="4.78mm" svg:y="72.9mm" text:anchor-type="paragraph"><draw:text-box><text:list text:continue-numbering="true" text:style-name="WW8Num1" xml:id="list628723854"><text:list-item><text:p text:style-name="a8ceb5e">3</text:p></text:list-item></text:list><text:p text:style-name="a104530"/><text:p text:style-name="a4f9464">Danke!</text:p></draw:text-box></draw:frame><text:s text:c="2"/><draw:frame draw:style-name="a9efec5" draw:z-index="3" svg:height="6.36mm" svg:width="276.23mm" svg:x="-20.96mm" svg:y="1.52mm" text:anchor-type="paragraph"><draw:text-box><text:p/></draw:text-box></draw:frame><draw:frame draw:style-name="a415cea" draw:z-index="1" svg:height="6.36mm" svg:width="177.81mm" svg:x="255.27mm" svg:y="1.52mm" text:anchor-type="paragraph"><draw:text-box><text:p/></draw:text-box></draw:frame><draw:frame draw:style-name="a520718" draw:z-index="2" svg:height="6.36mm" svg:width="254.01mm" svg:x="2.33mm" svg:y="-19.51mm" text:anchor-type="paragraph"><draw:text-box><text:p/></draw:text-box></draw:frame>2<draw:g draw:style-name="ab595cf" svg:height="125.07mm" svg:width="250.73mm" svg:x="0.09mm" svg:y="24.18mm" text:anchor-type="as-char"><draw:text-box/><draw:frame draw:style-name="aab7a56" svg:height="149.25mm" svg:width="250.82mm" text:anchor-type="as-char"><draw:text-box><text:p/></draw:text-box></draw:frame><draw:frame draw:style-name="ace3b56" svg:height="41.3mm" svg:width="114.29mm" svg:x="122.85mm" svg:y="105.2mm" text:anchor-type="as-char"><draw:text-box><text:p/></draw:text-box></draw:frame><draw:frame draw:style-name="ae2f932" svg:height="38.09mm" svg:width="114.25mm" svg:x="128.18mm" svg:y="24.18mm" text:anchor-type="as-char"><draw:text-box><text:p/></draw:text-box></draw:frame><draw:frame draw:style-name="ae5d409" svg:height="38.09mm" svg:width="117.5mm" svg:x="0.09mm" svg:y="29.51mm" text:anchor-type="as-char"><draw:text-box><text:p/></draw:text-box></draw:frame><draw:frame draw:style-name="a069b88" svg:height="54.02mm" svg:width="28.57mm" svg:x="80.63mm" svg:y="95.21mm" text:anchor-type="as-char"><draw:text-box><text:p/></draw:text-box></draw:frame><draw:frame draw:style-name="a546a97" svg:height="25.39mm" svg:width="22.25mm" svg:x="83.78mm" svg:y="107.91mm" text:anchor-type="paragraph"><draw:text-box><text:p text:style-name="ad78550"><text:span text:style-name="a6224ae">sdfsdf</text:span></text:p></draw:text-box></draw:frame><draw:frame draw:style-name="a23de99" svg:height="34.95mm" svg:width="34.9mm" svg:x="131.27mm" svg:y="107.05mm" text:anchor-type="paragraph"><draw:text-box><text:p><text:span text:style-name="a9fe800">sdfsdf</text:span></text:p><text:p/></draw:text-box></draw:frame><draw:frame draw:style-name="a62e42d" svg:height="31.74mm" svg:width="34.93mm" svg:x="191.79mm" svg:y="100.68mm" text:anchor-type="paragraph"><draw:text-box><text:p><text:span text:style-name="ab0afe4">sdfsdf<text:s/></text:span></text:p></draw:text-box></draw:frame><draw:frame draw:style-name="a8cd02c" svg:height="31.74mm" svg:width="34.9mm" svg:x="133.79mm" svg:y="26.28mm" text:anchor-type="paragraph"><draw:text-box><text:p><text:span text:style-name="a84e78e">sdfsdfsfd<text:s/></text:span></text:p></draw:text-box></draw:frame><draw:frame draw:style-name="a1cb6b9" svg:height="31.74mm" svg:width="34.9mm" svg:x="181.4mm" svg:y="32.63mm" text:anchor-type="paragraph"><draw:text-box><text:p><text:span text:style-name="a4caf60">sdfsf</text:span></text:p></draw:text-box></draw:frame><draw:frame draw:style-name="aff647a" svg:height="31.74mm" svg:width="34.86mm" svg:x="3.42mm" svg:y="32.93mm" text:anchor-type="paragraph"><draw:text-box><text:p><text:span text:style-name="a2966f5">sdfsdf</text:span></text:p></draw:text-box></draw:frame><draw:frame draw:style-name="add11aa" svg:height="31.74mm" svg:width="34.86mm" svg:x="79.57mm" svg:y="26.58mm" text:anchor-type="paragraph"><draw:text-box><text:p><text:span text:style-name="a663ce7">sdfsdf</text:span></text:p><text:p/></draw:text-box></draw:frame></draw:g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\uC740 \uAD81\uC11C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은 궁서" style:font-name-complex="Nimbus Sans L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은 궁서" style:font-name-complex="Nimbus Sans L" style:font-size-asian="14.0pt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List" style:parent-style-name="Text_20_body">
      <style:text-properties style:font-name-complex="Nimbus Sans L1" style:font-size-asian="12.0pt"/>
    </style:style>
    <style:style style:family="paragraph" style:name="Index" style:parent-style-name="Standard">
      <style:text-properties style:font-name-complex="Nimbus Sans 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Nimbus Sans L1" style:font-size-asian="12.0pt" style:font-style-asian="italic" style:font-style-complex="italic"/>
    </style:style>
    <style:style style:family="text" style:name="Absatz-Standardschriftart" style:parent-style-name="default_character_style"/>
    <style:default-style style:family="graphic">
      <style:graphic-properties draw:fill="solid" draw:fill-color="#cfe7f5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5</dc:date>
    <meta:editing-cycles>2</meta:editing-cycles>
    <meta:editing-duration>PT0.022S</meta:editing-duration>
  </office:meta>
</office:document-meta>
</file>